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2200f0"/>
    </style:style>
    <style:style style:name="P2" style:family="paragraph" style:parent-style-name="Preformatted_20_Text">
      <style:text-properties officeooo:paragraph-rsid="00243eca"/>
    </style:style>
    <style:style style:name="P3" style:family="paragraph" style:parent-style-name="Preformatted_20_Text">
      <style:text-properties officeooo:paragraph-rsid="0030078b"/>
    </style:style>
    <style:style style:name="T1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2" style:family="text">
      <style:text-properties style:font-name="Liberation Mono" fo:font-size="10pt" officeooo:rsid="00243eca" style:font-name-asian="Noto Sans Mono CJK SC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245f92" style:font-name-asian="Noto Sans Mono CJK SC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2540a1" style:font-name-asian="Noto Sans Mono CJK SC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26b825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275696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30078b" style:font-name-asian="Noto Sans Mono CJK SC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310bde" style:font-name-asian="Noto Sans Mono CJK SC" style:font-size-asian="10pt" style:font-name-complex="Liberation Mono" style:font-size-complex="10pt"/>
    </style:style>
    <style:style style:name="T9" style:family="text">
      <style:text-properties officeooo:rsid="00275696"/>
    </style:style>
    <style:style style:name="T10" style:family="text">
      <style:text-properties officeooo:rsid="0030078b"/>
    </style:style>
    <style:style style:name="T11" style:family="text">
      <style:text-properties officeooo:rsid="00310b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Task | <text:s text:c="2"/>Date <text:s text:c="2"/>| <text:s text:c="2"/>Notes</text:p>
      <text:p text:style-name="P1">-----+----------+----------------------------------------------------------</text:p>
      <text:p text:style-name="Preformatted_20_Text">0003 | 20200316 | <text:s text:c="2"/>Audio File Lookup</text:p>
      <text:p text:style-name="Preformatted_20_Text"><text:s text:c="5"/>| <text:s text:c="9"/>| <text:s text:c="2"/>-update</text:p>
      <text:p text:style-name="Preformatted_20_Text"><text:s text:c="5"/>| <text:s text:c="9"/>| <text:s text:c="2"/>Create a method to scan audio files and look for a</text:p>
      <text:p text:style-name="Preformatted_20_Text"><text:s text:c="5"/>| <text:s text:c="9"/>| <text:s text:c="2"/>matching checksum in the dBase. <text:s/>If a match is found, </text:p>
      <text:p text:style-name="Preformatted_20_Text"><text:s text:c="5"/>| <text:s text:c="9"/>| <text:s text:c="2"/>update the audio file ID3 tags with information stored</text:p>
      <text:p text:style-name="Preformatted_20_Text"><text:s text:c="5"/>| <text:s text:c="9"/>| <text:s text:c="2"/>in the dBase.</text:p>
      <text:p text:style-name="Preformatted_20_Text"><text:s text:c="5"/>+----------+----------------------------------------------------------</text:p>
      <text:p text:style-name="Preformatted_20_Text"><text:s text:c="5"/>| <text:s text:c="9"/>| </text:p>
      <text:p text:style-name="Preformatted_20_Text">-----+----------+----------------------------------------------------------</text:p>
      <text:p text:style-name="Preformatted_20_Text">0004 | 20200316 | <text:s text:c="2"/>Audio File Verify</text:p>
      <text:p text:style-name="Preformatted_20_Text"><text:s text:c="5"/>| <text:s text:c="9"/>| <text:s text:c="2"/>-verify</text:p>
      <text:p text:style-name="Preformatted_20_Text"><text:s text:c="5"/>| <text:s text:c="9"/>| <text:s text:c="2"/>This function will ONLY test to see if the audio</text:p>
      <text:p text:style-name="Preformatted_20_Text"><text:s text:c="5"/>| <text:s text:c="9"/>| <text:s text:c="2"/>checksum is already in the dBase.</text:p>
      <text:p text:style-name="Preformatted_20_Text"><text:s text:c="5"/>| <text:s text:c="9"/>| <text:s text:c="2"/>*NOTE: <text:s/>To do any other checks would require a </text:p>
      <text:p text:style-name="Preformatted_20_Text"><text:s text:c="5"/>| <text:s text:c="9"/>| <text:s text:c="10"/>forced ID3v2 tag standard.</text:p>
      <text:p text:style-name="Preformatted_20_Text"><text:s text:c="5"/>+----------+----------------------------------------------------------</text:p>
      <text:p text:style-name="Preformatted_20_Text"><text:s text:c="5"/>| <text:s text:c="9"/>| </text:p>
      <text:p text:style-name="Preformatted_20_Text">-----+----------+----------------------------------------------------------</text:p>
      <text:p text:style-name="Preformatted_20_Text">0006 | <text:span text:style-name="T2">20200323</text:span> | <text:s/>What to do when the S<text:span text:style-name="T3">howTitle</text:span> isn't found.</text:p>
      <text:p text:style-name="Preformatted_20_Text"><text:s text:c="5"/>+----------+----------------------------------------------------------</text:p>
      <text:p text:style-name="Preformatted_20_Text"><text:s text:c="5"/>| <text:s text:c="9"/>| </text:p>
      <text:p text:style-name="Preformatted_20_Text">-----+----------+----------------------------------------------------------</text:p>
      <text:p text:style-name="Preformatted_20_Text">0007 | 20200323 | <text:s/><text:span text:style-name="T1">What to do when an Episode* isn't found.</text:span></text:p>
      <text:p text:style-name="Preformatted_20_Text"><text:s text:c="5"/>+----------+----------------------------------------------------------</text:p>
      <text:p text:style-name="Preformatted_20_Text"><text:s text:c="5"/>| <text:s text:c="9"/>| <text:s/></text:p>
      <text:p text:style-name="Preformatted_20_Text">-----+----------+----------------------------------------------------------</text:p>
      <text:p text:style-name="P2">000<text:span text:style-name="T2">8</text:span> | <text:span text:style-name="T4">20020323</text:span> | <text:s/>What to do when FileFingerprint already exists.</text:p>
      <text:p text:style-name="P2"><text:s text:c="5"/>+----------+----------------------------------------------------------</text:p>
      <text:p text:style-name="Preformatted_20_Text"><text:s text:c="5"/>| <text:s text:c="9"/>| <text:s/></text:p>
      <text:p text:style-name="Preformatted_20_Text">-----+----------+----------------------------------------------------------</text:p>
      <text:p text:style-name="P2">000<text:span text:style-name="T2">9</text:span> | <text:span text:style-name="T5">20200323</text:span> | <text:s/>What to do when the File* put fails.</text:p>
      <text:p text:style-name="P2"><text:s text:c="5"/>+----------+----------------------------------------------------------</text:p>
      <text:p text:style-name="Preformatted_20_Text"><text:s text:c="5"/>| <text:s text:c="9"/>| <text:s/></text:p>
      <text:p text:style-name="Preformatted_20_Text">-----+----------+----------------------------------------------------------</text:p>
      <text:p text:style-name="Preformatted_20_Text">0010 | <text:span text:style-name="T6">20200316</text:span> | <text:s/>When the '.LibTools' directory does not exist.</text:p>
      <text:p text:style-name="Preformatted_20_Text"><text:s text:c="5"/>+----------+----------------------------------------------------------</text:p>
      <text:p text:style-name="Preformatted_20_Text"><text:s text:c="5"/>| <text:s text:c="9"/>| <text:s/></text:p>
      <text:p text:style-name="P2">-----+----------+----------------------------------------------------------</text:p>
      <text:p text:style-name="P2">0011 | <text:span text:style-name="T6">20200316</text:span> | <text:s/>Write function 'ID3__id3v1( )'.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12 | <text:span text:style-name="T6">20200321</text:span> | <text:s/><text:bookmark-start text:name="__DdeLink__412_750182224"/><text:span text:style-name="T9">Write a function to process ‘APETAGEX’.</text:span><text:bookmark-end text:name="__DdeLink__412_750182224"/>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14 | 20200325 | <text:s/><text:bookmark-start text:name="__DdeLink__299_1556510601"/>What to do when dbase_put_show( ) fails.<text:bookmark-end text:name="__DdeLink__299_1556510601"/>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15 | 20200325 | <text:s/>What to do when dbase_get_show( ) fails.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16 | 20200325 | <text:s/>What to do when dbase_put_episode( ) fails.</text:p>
      <text:p text:style-name="P2"><text:s text:c="5"/>+----------+----------------------------------------------------------</text:p>
      <text:p text:style-name="P2"><text:s text:c="5"/>| <text:s text:c="9"/>| </text:p>
      <text:p text:style-name="P2"><text:soft-page-break/>-----+----------+----------------------------------------------------------</text:p>
      <text:p text:style-name="P2">0017 | 20201053 | <text:s/>Move ‘file_open_read( ) from MP3__fill_data_buffer to</text:p>
      <text:p text:style-name="P2"><text:s text:c="5"/>| <text:s text:c="9"/>| <text:s/>‘mp3_process_file( )’ so the file can be closed when</text:p>
      <text:p text:style-name="P2"><text:s text:c="5"/>| <text:s text:c="9"/>| <text:s/>the scan is complete.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18 | <text:span text:style-name="T7">20200325</text:span> | <text:s/><text:span text:style-name="T10">Rebuild parsing filename to get ShowTitle, EpisodeDate,</text:span></text:p>
      <text:p text:style-name="P3"><text:s text:c="5"/>| <text:s text:c="9"/>| <text:s/><text:span text:style-name="T10">EpisodeNumber, and EpisodeTitle.</text:span></text:p>
      <text:p text:style-name="P3"><text:s text:c="5"/><text:span text:style-name="T10">| <text:s text:c="9"/>| <text:s/>There are some EpisodeTitles that have ‘ - ‘ in the</text:span></text:p>
      <text:p text:style-name="P3"><text:s text:c="5"/>| <text:s text:c="9"/>| <text:s/><text:span text:style-name="T10">EpisodeTitle string. <text:s/>Since I parse from right to left,</text:span></text:p>
      <text:p text:style-name="P3"><text:s text:c="5"/>| <text:s text:c="9"/>| <text:s/><text:span text:style-name="T7">t</text:span><text:span text:style-name="T10">his is going to be a problem. <text:s/></text:span><text:span text:style-name="T7">S</text:span><text:span text:style-name="T8">omething needs to be</text:span></text:p>
      <text:p text:style-name="P3"><text:s text:c="5"/>| <text:s text:c="9"/>| <text:s/><text:span text:style-name="T7">w</text:span><text:span text:style-name="T8">orked out since there are also ShowTitles with ‘ - ‘.</text:span></text:p>
      <text:p text:style-name="P3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19 | 20200325 | <text:s/>What to do following an UPDATE failure.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20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21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22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23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24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25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26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27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<text:soft-page-break/>-----+----------+----------------------------------------------------------</text:p>
      <text:p text:style-name="P2">0028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29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5.2$Linux_X86_64 LibreOffice_project/30$Build-2</meta:generator>
    <dc:date>2020-03-25T19:12:50.342125010</dc:date>
    <meta:editing-duration>PT2H46M28S</meta:editing-duration>
    <meta:editing-cycles>16</meta:editing-cycles>
    <meta:document-statistic meta:table-count="0" meta:image-count="0" meta:object-count="0" meta:page-count="3" meta:paragraph-count="129" meta:word-count="544" meta:character-count="6524" meta:non-whitespace-character-count="5140"/>
  </office:meta>
</office:document-meta>
</file>